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4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2.792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top="0cm" fo:margin-bottom="0cm" fo:line-height="120%" fo:text-align="start" style:writing-mode="lr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line-height="100%" fo:text-align="start" style:writing-mode="rl-tb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7" style:family="paragraph">
      <style:paragraph-properties fo:margin-top="0cm" fo:margin-bottom="0cm" fo:line-height="100%" fo:text-align="end" style:writing-mode="rl-tb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33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80008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4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bold" style:font-size-asian="24pt" style:font-style-asian="normal" style:font-weight-asian="bold" style:font-name-complex="Consolas1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30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1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1" style:font-size-complex="32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008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8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2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50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draw:frame draw:name="כותרת משנה 3" presentation:style-name="pr2" draw:text-style-name="P4" draw:layer="layout" svg:width="17.779cm" svg:height="4.444cm" svg:x="3.601cm" svg:y="9.022cm">
          <draw:text-box>
            <text:p text:style-name="P3"><text:span text:style-name="T2"/></text:p>
            <text:list text:style-name="L1"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1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O</text:span><text:span text:style-name="T2">f</text:span><text:span text:style-name="T2">i</text:span><text:span text:style-name="T2">r</text:span><text:span text:style-name="T2"> </text:span><text:span text:style-name="T2">P</text:span><text:span text:style-name="T2">e</text:span><text:span text:style-name="T2">l</text:span><text:span text:style-name="T2">e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2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M</text:span><text:span text:style-name="T2">i</text:span><text:span text:style-name="T2">r</text:span><text:span text:style-name="T2">i </text:span><text:span text:style-name="T2">B</text:span><text:span text:style-name="T2">e</text:span><text:span text:style-name="T2">n</text:span><text:span text:style-name="T2">-</text:span><text:span text:style-name="T2">N</text:span><text:span text:style-name="T2">i</text:span><text:span text:style-name="T2">s</text:span><text:span text:style-name="T2">s</text:span><text:span text:style-name="T2">a</text:span><text:span text:style-name="T2">n</text:span></text:p>
              </text:list-item>
              <text:list-item>
    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 </text:span><text:span text:style-name="T2">3</text:span><text:span text:style-name="T2">:</text:span><text:span text:style-name="T2"> </text:span><text:span text:style-name="T2">D</text:span><text:span text:style-name="T2">r</text:span><text:span text:style-name="T2">.</text:span><text:span text:style-name="T2"> </text:span><text:span text:style-name="T2">E</text:span><text:span text:style-name="T2">r</text:span><text:span text:style-name="T2">e</text:span><text:span text:style-name="T2">l </text:span><text:span text:style-name="T2">S</text:span><text:span text:style-name="T2">e</text:span><text:span text:style-name="T2">g</text:span><text:span text:style-name="T2">a</text:span><text:span text:style-name="T2">l</text:span><text:span text:style-name="T2">-</text:span><text:span text:style-name="T2">H</text:span><text:span text:style-name="T2">a</text:span><text:span text:style-name="T2">l</text:span><text:span text:style-name="T2">e</text:span><text:span text:style-name="T2">v</text:span><text:span text:style-name="T2">i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" presentation:class="page"/>
          <draw:frame presentation:style-name="pr3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>
        <office:forms form:automatic-focus="false" form:apply-design-mode="false"/>
        <draw:frame draw:name="Title 1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 style casting:</text:span></text:p>
          </draw:text-box>
        </draw:frame>
        <draw:frame draw:name="Slide Number Placeholder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Content Placeholder 3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9"><text:span text:style-name="T5"><text:s/></text:span><text:span text:style-name="T6">double d = 3.0;</text:span></text:p>
              </text:list-item>
            </text:list>
            <text:p text:style-name="P10"><text:span text:style-name="T6"><text:s/></text:span><text:span text:style-name="T6">int i = (int) d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const int *cP = &amp;i;</text:span></text:p>
              </text:list-item>
            </text:list>
            <text:p text:style-name="P10"><text:span text:style-name="T6"><text:s text:c="2"/></text:span><text:span text:style-name="T6">int *ncP = (int*)cp;</text:span></text:p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double * dP = (double*)ncp;</text:span></text:p>
              </text:list-item>
            </text:list>
            <text:p text:style-name="P10"><text:span text:style-name="T6"/></text:p>
            <text:list text:continue-numbering="true" text:style-name="L3">
              <text:list-item>
                <text:p text:style-name="P10"><text:span text:style-name="T6"><text:s/></text:span><text:span text:style-name="T6">Base *baseP1 = new Derived;</text:span></text:p>
              </text:list-item>
            </text:list>
            <text:p text:style-name="P10"><text:span text:style-name="T6"><text:s text:c="2"/></text:span><text:span text:style-name="T6">Base *baseP2 = new Base</text:span></text:p>
            <text:p text:style-name="P10"><text:span text:style-name="T6"><text:s text:c="2"/></text:span><text:span text:style-name="T6">Derived *derP1 = (derP*) baseP1;</text:span></text:p>
            <text:p text:style-name="P10"><text:span text:style-name="T6"><text:s text:c="2"/></text:span><text:span text:style-name="T6">Derived *derP2 = (derP*) baseP2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C++ style casting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2"><text:span text:style-name="T7"/></text:p>
            <text:p text:style-name="P12"><text:span text:style-name="T7"/></text:p>
            <text:list text:style-name="L5">
              <text:list-item>
                <text:list>
                  <text:list-item>
                    <text:p text:style-name="P13"><text:span text:style-name="T7">static_cast</text:span><text:span text:style-name="T8">&lt;type&gt;(expression) </text:span></text:p>
                  </text:list-item>
                  <text:list-item>
                    <text:p text:style-name="P13"><text:span text:style-name="T9">const_cast</text:span><text:span text:style-name="T8">&lt;type&gt;(expression) </text:span></text:p>
                  </text:list-item>
                  <text:list-item>
                    <text:p text:style-name="P13"><text:span text:style-name="T9">reinterpret_cast</text:span><text:span text:style-name="T8">&lt;type&gt;(expression) </text:span></text:p>
                  </text:list-item>
                  <text:list-item>
                    <text:p text:style-name="P13"><text:span text:style-name="T9">dynamic_cast</text:span><text:span text:style-name="T8">&lt;type&gt;(expression) </text:span></text:p>
                  </text:list-item>
                </text:list>
              </text:list-item>
            </text:list>
            <text:p text:style-name="P10"><text:span text:style-name="T10"/></text:p>
          </draw:text-box>
        </draw:frame>
        <presentation:notes draw:style-name="dp2">
          <draw:page-thumbnail draw:style-name="gr1" draw:layer="layout" svg:width="14.212cm" svg:height="10.659cm" svg:x="2.753cm" svg:y="2.16cm" draw:page-number="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static_cast’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552cm" svg:height="13.757cm" svg:x="0.423cm" svg:y="4.868cm" presentation:class="outline" presentation:user-transformed="true">
          <draw:text-box>
            <text:p text:style-name="P10"><text:span text:style-name="T11">Could be used to perform any cast there is a known </text:span><text:span text:style-name="T11">method for</text:span></text:p>
            <text:p text:style-name="P10"><text:span text:style-name="T11">Should be used for: </text:span></text:p>
            <text:list text:style-name="L6">
              <text:list-item>
                <text:list>
                  <text:list-item>
                    <text:p text:style-name="P14"><text:span text:style-name="T11">any cast that would have worked implicitly</text:span></text:p>
                  </text:list-item>
                  <text:list-item>
                    <text:p text:style-name="P14"><text:span text:style-name="T11">standard or user-defined conversion</text:span></text:p>
                  </text:list-item>
                  <text:list-item>
                    <text:p text:style-name="P14"><text:span text:style-name="T11">up-casts </text:span></text:p>
                  </text:list-item>
                  <text:list-item>
                    <text:p text:style-name="P14"><text:span text:style-name="T11">when you are </text:span><text:span text:style-name="T12">sure</text:span><text:span text:style-name="T11"> the cast is safe (e.g., </text:span><text:span text:style-name="T11">reversing an upcast)</text:span></text:p>
                  </text:list-item>
                </text:list>
              </text:list-item>
            </text:list>
            <text:p text:style-name="P15"><text:span text:style-name="T11"/></text:p>
            <text:p text:style-name="P16"><text:span text:style-name="T13">Safer that “old-style” casts</text:span></text:p>
            <text:list text:continue-numbering="true" text:style-name="L6">
              <text:list-item>
                <text:list>
                  <text:list-item>
                    <text:p text:style-name="P14"><text:span text:style-name="T11">e.g. won’t cast </text:span><text:span text:style-name="T8">int*</text:span><text:span text:style-name="T10"> to </text:span><text:span text:style-name="T8">float*</text:span></text:p>
                  </text:list-item>
                </text:list>
              </text:list-item>
            </text:list>
            <text:p text:style-name="P10"><text:span text:style-name="T10">Failure causes a compiler error</text:span></text:p>
            <text:list text:continue-numbering="true" text:style-name="L6">
              <text:list-item>
                <text:list>
                  <text:list-item>
                    <text:p text:style-name="P14"><text:span text:style-name="T10">No dynamic checking is done</text:span></text:p>
                  </text:list-item>
                </text:list>
              </text:list-item>
            </text:list>
            <text:p text:style-name="P17"><text:span text:style-name="T10"/></text:p>
            <text:p text:style-name="P18"><text:span text:style-name="T9">int</text:span><text:span text:style-name="T14"> i = </text:span><text:span text:style-name="T9">static_cast</text:span><text:span text:style-name="T14">&lt;</text:span><text:span text:style-name="T9">int</text:span><text:span text:style-name="T14">&gt;(</text:span><text:span text:style-name="T15">12.45</text:span><text:span text:style-name="T14">); </text:span></text:p>
          </draw:text-box>
        </draw:frame>
        <draw:custom-shape draw:name="Rectangle 4" draw:style-name="gr2" draw:text-style-name="P20" draw:layer="layout" svg:width="21.77cm" svg:height="1.803cm" svg:x="0.847cm" svg:y="2.752cm">
          <text:p text:style-name="P19"><text:span text:style-name="T16">static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22"><text:span text:style-name="T18"><text:page-number>&lt;number&gt;</text:page-number></text:span></text:p>
            </draw:text-box>
          </draw:frame>
        </presentation:notes>
      </draw:page>
      <draw:page draw:name="The ‘cons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cons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2.911cm" svg:x="0.847cm" svg:y="5.503cm" presentation:class="outline" presentation:user-transformed="true">
          <draw:text-box>
            <text:p text:style-name="P10"><text:span text:style-name="T11">Is used to remove const-ness:</text:span></text:p>
            <text:p text:style-name="P10"><text:span text:style-name="T19">void</text:span><text:span text:style-name="T20"> g(C * cp); </text:span><text:span text:style-name="T20"><text:line-break/></text:span><text:span text:style-name="T19">void</text:span><text:span text:style-name="T20"> f(C </text:span><text:span text:style-name="T19">const</text:span><text:span text:style-name="T20">* cp) </text:span><text:span text:style-name="T20"><text:line-break/></text:span><text:span text:style-name="T20">{ </text:span><text:span text:style-name="T20"><text:line-break/></text:span><text:span text:style-name="T20">   g(</text:span><text:span text:style-name="T19">const_cast</text:span><text:span text:style-name="T20">&lt;C *&gt;(cp)); </text:span><text:span text:style-name="T20"><text:line-break/></text:span><text:span text:style-name="T20">} </text:span></text:p>
            <text:list text:style-name="L7">
              <text:list-item>
                <text:p text:style-name="P10"><text:span text:style-name="T11">Usually, you should design your variables/methods </text:span><text:span text:style-name="T11">such that you won’t have to use </text:span><text:span text:style-name="T7">const_cast</text:span><text:span text:style-name="T21">.</text:span></text:p>
              </text:list-item>
              <text:list-item>
                <text:p text:style-name="P10"><text:span text:style-name="T11">Compile time operator</text:span></text:p>
              </text:list-item>
              <text:list-item>
                <text:p text:style-name="P10"><text:span text:style-name="T11">Can cause serious trouble</text:span></text:p>
              </text:list-item>
            </text:list>
          </draw:text-box>
        </draw:frame>
        <draw:custom-shape draw:name="Rectangle 4" draw:style-name="gr2" draw:text-style-name="P20" draw:layer="layout" svg:width="21.77cm" svg:height="1.803cm" svg:x="1.116cm" svg:y="3.21cm">
          <text:p text:style-name="P19"><text:span text:style-name="T16">const_cast</text:span><text:span text:style-name="T17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1" draw:layer="layout" svg:width="14.216cm" svg:height="10.662cm" svg:x="2.752cm" svg:y="2.134cm" draw:page-number="5" presentation:class="page"/>
          <draw:frame draw:name="Notes Placeholder 2" presentation:style-name="pr10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22"><text:span text:style-name="T18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p text:style-name="P10"><text:span text:style-name="T11">Is used to reinterpret byte patterns.</text:span></text:p>
            <text:p text:style-name="P24"><text:span text:style-name="T7">double</text:span><text:span text:style-name="T21"> d(</text:span><text:span text:style-name="T22">10.2</text:span><text:span text:style-name="T21">); </text:span><text:span text:style-name="T21"><text:line-break/></text:span><text:span text:style-name="T7">char</text:span><text:span text:style-name="T21">* dBytes = </text:span></text:p>
            <text:p text:style-name="P24"><text:span text:style-name="T23"><text:s text:c="5"/></text:span><text:span text:style-name="T23">reinterpret_cast</text:span><text:span text:style-name="T21">&lt;</text:span><text:span text:style-name="T7">char</text:span><text:span text:style-name="T21"> *&gt;(&amp;d);</text:span></text:p>
            <text:p text:style-name="P24"><text:span text:style-name="T21"/></text:p>
            <text:list text:style-name="L8">
              <text:list-item>
                <text:p text:style-name="P24"><text:span text:style-name="T11">Circumvents the type checking of c++.</text:span></text:p>
              </text:list-item>
              <text:list-item>
                <text:p text:style-name="P10"><text:span text:style-name="T11">Very implementation-dependent.</text:span></text:p>
              </text:list-item>
              <text:list-item>
                <text:p text:style-name="P10"><text:span text:style-name="T11">(Should be) used rarely.</text:span></text:p>
              </text:list-item>
              <text:list-item>
                <text:p text:style-name="P10"><text:span text:style-name="T11">Very dangerous!</text:span></text:p>
              </text:list-item>
            </text:list>
          </draw:text-box>
        </draw:frame>
        <draw:custom-shape draw:name="Rectangle 4" draw:style-name="gr2" draw:text-style-name="P20" draw:layer="layout" svg:width="21.77cm" svg:height="1.803cm" svg:x="1.116cm" svg:y="2.54cm">
          <text:p text:style-name="P19"><text:span text:style-name="T7">reinterpret_cast</text:span><text:span text:style-name="T17">&lt;type&gt;(expression) </text:span><text:span text:style-name="T17"><text:line-break/></text:span><text:span text:style-name="T17"/></text:p>
          <text:p text:style-name="P19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‘</text:span><text:span text:style-name="T3">reinterpret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3.706cm" svg:height="13.969cm" svg:x="0.847cm" svg:y="4.445cm" presentation:class="outline" presentation:user-transformed="true">
          <draw:text-box>
            <text:p text:style-name="P10"><text:span text:style-name="T11">Reminder: binary_output in stl_code</text:span></text:p>
          </draw:text-box>
        </draw:frame>
        <draw:custom-shape draw:name="Rectangle 4" draw:style-name="gr2" draw:text-style-name="P20" draw:layer="layout" svg:width="21.77cm" svg:height="1.803cm" svg:x="1.116cm" svg:y="2.54cm">
          <text:p text:style-name="P19"><text:span text:style-name="T7">reinterpret_cast</text:span><text:span text:style-name="T17">&lt;type&gt;(expression) </text:span><text:span text:style-name="T17"><text:line-break/></text:span><text:span text:style-name="T17"/></text:p>
          <text:p text:style-name="P19"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4">Run Time Type Information (RTTI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24">Run Time Type Information (RTTI) – why?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11">Problem:</text:span></text:p>
            <text:p text:style-name="P10"><text:span text:style-name="T11"><text:s/></text:span><text:span text:style-name="T12">Up-casting</text:span><text:span text:style-name="T11"> works fine.</text:span></text:p>
            <text:list text:style-name="L6">
              <text:list-item>
                <text:list>
                  <text:list-item>
                    <text:p text:style-name="P14"><text:span text:style-name="T11">Treating sub-class as base class:</text:span></text:p>
                  </text:list-item>
                </text:list>
              </text:list-item>
            </text:list>
            <text:p text:style-name="P24"><text:span text:style-name="T21"><text:s text:c="3"/></text:span><text:span text:style-name="T21">Shape * s = </text:span><text:span text:style-name="T7">new</text:span><text:span text:style-name="T21"> Circle(); </text:span><text:span text:style-name="T21"><text:line-break/></text:span><text:span text:style-name="T21"/></text:p>
            <text:p text:style-name="P10"><text:span text:style-name="T11">What about </text:span><text:span text:style-name="T12">down-casting</text:span><text:span text:style-name="T11">?</text:span></text:p>
            <text:list text:continue-numbering="true" text:style-name="L6">
              <text:list-item>
                <text:list>
                  <text:list-item>
                    <text:p text:style-name="P14"><text:span text:style-name="T11">might not be safe!</text:span></text:p>
                  </text:list-item>
                  <text:list-item>
                    <text:p text:style-name="P14"><text:span text:style-name="T11">correctness cannot be determined by the </text:span><text:span text:style-name="T11">compiler.</text:span></text:p>
                  </text:list-item>
                </text:list>
              </text:list-item>
            </text:list>
            <text:p text:style-name="P24"><text:span text:style-name="T21"><text:s text:c="3"/></text:span><text:span text:style-name="T21">Circle * c = (Circle*) s; </text:span></text:p>
          </draw:text-box>
        </draw:frame>
        <draw:custom-shape draw:name="Rectangle 4" draw:style-name="gr3" draw:text-style-name="P26" draw:layer="layout" svg:width="3.347cm" svg:height="1.78cm" svg:x="19.492cm" svg:y="5.408cm">
          <text:p text:style-name="P25"><text:span text:style-name="T25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26" draw:layer="layout" svg:width="2.882cm" svg:height="1.78cm" svg:x="18.056cm" svg:y="9.007cm">
          <text:p text:style-name="P27"><text:span text:style-name="T25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6" draw:layer="layout" svg:width="3.813cm" svg:height="1.78cm" svg:x="21.211cm" svg:y="9.007cm">
          <text:p text:style-name="P27"><text:span text:style-name="T25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4" draw:text-style-name="P28" draw:layer="layout" svg:width="1.802cm" svg:height="1.667cm" draw:transform="rotate (-1.5707963267949) translate (21.148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4" draw:text-style-name="P28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" draw:layer="layout" svg:width="14.212cm" svg:height="10.659cm" svg:x="2.753cm" svg:y="2.16cm" draw:page-number="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26">RTTI – Run Time Type Information</text:span><text:span text:style-name="T26"><text:line-break/></text:span><text:span text:style-name="T26"/></text:p>
            <text:p text:style-name="P10"><text:span text:style-name="T26"/></text:p>
            <text:p text:style-name="P10"><text:span text:style-name="T26">Mechanisms for RTTI:</text:span></text:p>
            <text:list text:style-name="L9">
              <text:list-item>
                <text:p text:style-name="P24"><text:span text:style-name="T23">dynamic_cast</text:span><text:span text:style-name="T27"> </text:span><text:span text:style-name="T26">operator</text:span></text:p>
              </text:list-item>
              <text:list-item>
                <text:p text:style-name="P24"><text:span text:style-name="T23">typeid</text:span><text:span text:style-name="T27"> </text:span><text:span text:style-name="T26">operator (and type_info class)</text:span></text:p>
              </text:list-item>
            </text:list>
          </draw:text-box>
        </draw:frame>
        <presentation:notes draw:style-name="dp2">
          <draw:page-thumbnail draw:style-name="gr1" draw:layer="layout" svg:width="14.212cm" svg:height="10.659cm" svg:x="2.753cm" svg:y="2.16cm" draw:page-number="10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29"><text:span text:style-name="T26">Enables run-time type checking:</text:span></text:p>
            <text:p text:style-name="P29"><text:span text:style-name="T26"/></text:p>
            <text:p text:style-name="P29"><text:span text:style-name="T26">When </text:span><text:span text:style-name="T28">expression </text:span><text:span text:style-name="T29">is a </text:span><text:span text:style-name="T30">pointer</text:span><text:span text:style-name="T28">:</text:span></text:p>
            <text:list text:style-name="L5">
              <text:list-item>
                <text:list>
                  <text:list-item>
                    <text:p text:style-name="P14"><text:span text:style-name="T29">Returns a valid pointer if </text:span><text:span text:style-name="T28">expression </text:span><text:span text:style-name="T29">really points to type </text:span><text:span text:style-name="T28">T</text:span></text:p>
                  </text:list-item>
                  <text:list-item>
                    <text:p text:style-name="P14"><text:span text:style-name="T29">null pointer value otherwise</text:span></text:p>
                  </text:list-item>
                </text:list>
              </text:list-item>
            </text:list>
            <text:p text:style-name="P30"><text:span text:style-name="T29"/></text:p>
          </draw:text-box>
        </draw:frame>
        <draw:custom-shape draw:name="Rectangle 4" draw:style-name="gr2" draw:text-style-name="P20" draw:layer="layout" svg:width="21.77cm" svg:height="1.803cm" svg:x="1.058cm" svg:y="2.752cm">
          <text:p text:style-name="P19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1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The ‘dynamic_cast‘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3.706cm" svg:height="13.757cm" svg:x="0.847cm" svg:y="4.657cm" presentation:class="outline" presentation:user-transformed="true">
          <draw:text-box>
            <text:p text:style-name="P29"><text:span text:style-name="T26">Enables run-time type checking:</text:span></text:p>
            <text:p text:style-name="P29"><text:span text:style-name="T26"/></text:p>
            <text:p text:style-name="P29"><text:span text:style-name="T26">When </text:span><text:span text:style-name="T28">expression </text:span><text:span text:style-name="T29">is a </text:span><text:span text:style-name="T31">reference</text:span><text:span text:style-name="T28">:</text:span></text:p>
            <text:list text:style-name="L5">
              <text:list-item>
                <text:list>
                  <text:list-item>
                    <text:p text:style-name="P14"><text:span text:style-name="T29">Returns a valid reference if </text:span><text:span text:style-name="T28">expression <text:s/></text:span><text:span text:style-name="T29">is really of type </text:span><text:span text:style-name="T28">T</text:span></text:p>
                  </text:list-item>
                  <text:list-item>
                    <text:p text:style-name="P14"><text:span text:style-name="T29">Throws an exception when it fails </text:span><text:span text:style-name="T29">(“</text:span><text:span text:style-name="T28">bad_cast</text:span><text:span text:style-name="T29">”)</text:span></text:p>
                  </text:list-item>
                </text:list>
              </text:list-item>
            </text:list>
            <text:p text:style-name="P30"><text:span text:style-name="T29"/></text:p>
          </draw:text-box>
        </draw:frame>
        <draw:custom-shape draw:name="Rectangle 4" draw:style-name="gr2" draw:text-style-name="P20" draw:layer="layout" svg:width="21.77cm" svg:height="1.803cm" svg:x="1.058cm" svg:y="2.752cm">
          <text:p text:style-name="P19"><text:span text:style-name="T16">dynamic_cast</text:span><text:span text:style-name="T17">&lt;T&gt;(expression)</text:span><text:span text:style-name="T17"><text:line-break/></text:span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2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: exampl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4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31"><text:span text:style-name="T21"/></text:p>
            <text:p text:style-name="P31"><text:span text:style-name="T21">Shape* s = container.pop(); </text:span><text:span text:style-name="T21"><text:line-break/></text:span><text:span text:style-name="T21">Circle* c = </text:span><text:span text:style-name="T7">dynamic_cast</text:span><text:span text:style-name="T21">&lt;Circle*&gt;(s); </text:span><text:span text:style-name="T21"><text:line-break/></text:span><text:span text:style-name="T7">if</text:span><text:span text:style-name="T21"> (c != nullptr) {</text:span><text:span text:style-name="T32">// c is a circle </text:span><text:span text:style-name="T32"><text:line-break/></text:span><text:span text:style-name="T21"> </text:span><text:span text:style-name="T32"><text:s text:c="2"/></text:span><text:span text:style-name="T21">c-&gt;setRadius(42);</text:span></text:p>
            <text:p text:style-name="P31"><text:span text:style-name="T21">} </text:span><text:span text:style-name="T7">else</text:span><text:span text:style-name="T21"> {</text:span><text:span text:style-name="T21"><text:line-break/></text:span><text:span text:style-name="T21">   ...</text:span></text:p>
            <text:p text:style-name="P31"><text:span text:style-name="T21">}</text:span></text:p>
          </draw:text-box>
        </draw:frame>
        <presentation:notes draw:style-name="dp2">
          <draw:page-thumbnail draw:style-name="gr1" draw:layer="layout" svg:width="14.212cm" svg:height="10.659cm" svg:x="2.753cm" svg:y="2.16cm" draw:page-number="13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 - mor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24"><text:span text:style-name="T7">dynamic_cast</text:span><text:span text:style-name="T21">&lt;T&gt;(expression) </text:span><text:span text:style-name="T21"><text:line-break/></text:span><text:span text:style-name="T21"/></text:p>
            <text:p text:style-name="P24"><text:span text:style-name="T12">Note: </text:span></text:p>
            <text:list text:style-name="L7">
              <text:list-item>
                <text:p text:style-name="P10"><text:span text:style-name="T11">Used only on </text:span><text:span text:style-name="T12">pointer</text:span><text:span text:style-name="T11"> or </text:span><text:span text:style-name="T12">reference</text:span><text:span text:style-name="T11"> types.</text:span></text:p>
              </text:list-item>
              <text:list-item>
                <text:p text:style-name="P10"><text:span text:style-name="T11">Can be used for </text:span><text:span text:style-name="T12">up-cast</text:span><text:span text:style-name="T11">, </text:span><text:span text:style-name="T12">down-cast, cross-cast</text:span></text:p>
              </text:list-item>
              <text:list-item>
                <text:p text:style-name="P10"><text:span text:style-name="T12">Only for types with virtual-functions </text:span><text:span text:style-name="T11">(“Polymorphic types”)</text:span></text:p>
              </text:list-item>
            </text:list>
            <text:list text:style-name="L10">
              <text:list-item>
                <text:list>
                  <text:list-item>
                    <text:p text:style-name="P14"><text:span text:style-name="T11">These object have a space for the information </text:span><text:span text:style-name="T11">about the type: the virtual function table</text:span></text:p>
                  </text:list-item>
                </text:list>
              </text:list-item>
            </text:list>
            <text:p text:style-name="P10"><text:span text:style-name="T11"/></text:p>
            <text:p text:style-name="P10"><text:span text:style-name="T11"/></text:p>
            <text:p text:style-name="P10"><text:span text:style-name="T11"/></text:p>
          </draw:text-box>
        </draw:frame>
        <presentation:notes draw:style-name="dp3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0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23" draw:layer="layout" svg:width="8.545cm" svg:height="1.419cm" svg:x="11.174cm" svg:y="27.01cm" presentation:class="page-number" presentation:user-transformed="true">
            <draw:text-box>
              <text:p text:style-name="P22"><text:span text:style-name="T18"><text:page-number>&lt;number&gt;</text:page-number></text:span></text:p>
            </draw:text-box>
          </draw:frame>
        </presentation:notes>
      </draw:page>
      <draw:page draw:name="dynamic_cast: only for polymorphics" draw:style-name="dp4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dynamic_cast: only for polymorphic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6" draw:text-style-name="P11" draw:layer="layout" svg:width="24.129cm" svg:height="15.662cm" svg:x="0.635cm" svg:y="2.752cm" presentation:class="outline" presentation:user-transformed="true">
          <draw:text-box>
            <text:p text:style-name="P10"><text:span text:style-name="T33">class</text:span><text:span text:style-name="T34"> Circle : </text:span><text:span text:style-name="T33">public</text:span><text:span text:style-name="T34"> Shape </text:span><text:span text:style-name="T34"><text:line-break/></text:span><text:span text:style-name="T34">{ </text:span><text:span text:style-name="T34"><text:line-break/></text:span><text:span text:style-name="T34">   </text:span><text:span text:style-name="T33">virtual</text:span><text:span text:style-name="T34"> </text:span><text:span text:style-name="T33">void</text:span><text:span text:style-name="T34"> draw(); </text:span><text:span text:style-name="T34"><text:line-break/></text:span><text:span text:style-name="T34">} </text:span><text:span text:style-name="T34"><text:line-break/></text:span><text:span text:style-name="T33">class</text:span><text:span text:style-name="T34"> Date : </text:span><text:span text:style-name="T33">public</text:span><text:span text:style-name="T34"> Time </text:span><text:span text:style-name="T34"><text:line-break/></text:span><text:span text:style-name="T34">{ </text:span><text:span text:style-name="T34"><text:line-break/></text:span><text:span text:style-name="T34">    </text:span><text:span text:style-name="T35">// Time has no virtual functions </text:span><text:span text:style-name="T35"><text:line-break/></text:span><text:span text:style-name="T34">} </text:span><text:span text:style-name="T34"><text:line-break/></text:span><text:span text:style-name="T33">void</text:span><text:span text:style-name="T34"> foo(Shape * s, Time * t) </text:span><text:span text:style-name="T34"><text:line-break/></text:span><text:span text:style-name="T34">{ </text:span><text:span text:style-name="T34"><text:line-break/></text:span><text:span text:style-name="T34">   Circle * c =</text:span></text:p>
            <text:p text:style-name="P10"><text:span text:style-name="T34"><text:s text:c="4"/></text:span><text:span text:style-name="T33">dynamic_cast</text:span><text:span text:style-name="T34">&lt;Circle*&gt;( s ); </text:span><text:span text:style-name="T35">//ok </text:span><text:span text:style-name="T35"><text:line-break/></text:span><text:span text:style-name="T35"> <text:s text:c="2"/></text:span><text:span text:style-name="T34">Date * date = <text:s/></text:span></text:p>
            <text:p text:style-name="P10"><text:span text:style-name="T34"><text:s text:c="4"/></text:span><text:span text:style-name="T33">dynamic_cast</text:span><text:span text:style-name="T34">&lt;Date*&gt;( t ); </text:span><text:span text:style-name="T36">//compilation </text:span><text:span text:style-name="T36">error </text:span><text:span text:style-name="T35"><text:line-break/></text:span><text:span text:style-name="T34">} </text:span><text:span text:style-name="T34"><text:line-break/></text:span><text:span text:style-name="T34"/></text:p>
            <text:p text:style-name="P10"><text:span text:style-name="T34"><text:line-break/></text:span><text:span text:style-name="T34"/></text:p>
          </draw:text-box>
        </draw:frame>
        <presentation:notes draw:style-name="dp2">
          <draw:page-thumbnail draw:style-name="gr1" draw:layer="layout" svg:width="14.212cm" svg:height="10.659cm" svg:x="2.753cm" svg:y="2.16cm" draw:page-number="15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6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32"><text:span text:style-name="T26"><text:s/></text:span><text:span text:style-name="T26">Obtains info about an object/expression</text:span></text:p>
              </text:list-item>
            </text:list>
            <text:p text:style-name="P33"><text:span text:style-name="T26">usage: </text:span><text:span text:style-name="T7">typeid</text:span><text:span text:style-name="T26">( obj ) <text:s text:c="3"/>(like “</text:span><text:span text:style-name="T7">sizeof</text:span><text:span text:style-name="T26">”)</text:span></text:p>
            <text:p text:style-name="P24"><text:span text:style-name="T37">Example:</text:span><text:span text:style-name="T38"><text:line-break/></text:span><text:span text:style-name="T21">Dog d; </text:span><text:span text:style-name="T21"><text:line-break/></text:span><text:span text:style-name="T21">Cat c; </text:span><text:span text:style-name="T21"><text:line-break/></text:span><text:span text:style-name="T21">cout &lt;&lt; <text:s text:c="2"/></text:span><text:span text:style-name="T39">"d is a "</text:span><text:span text:style-name="T21"> &lt;&lt; </text:span><text:span text:style-name="T7">typeid</text:span><text:span text:style-name="T21">(d).name() </text:span></text:p>
            <text:p text:style-name="P24"><text:span text:style-name="T21"><text:s text:c="5"/></text:span><text:span text:style-name="T21">&lt;&lt; </text:span><text:span text:style-name="T39">", c is a "</text:span><text:span text:style-name="T21"> &lt;&lt; </text:span><text:span text:style-name="T7">typeid</text:span><text:span text:style-name="T21">(c).name() <text:s text:c="4"/></text:span></text:p>
            <text:p text:style-name="P24"><text:span text:style-name="T21"><text:s text:c="5"/></text:span><text:span text:style-name="T21">&lt;&lt;endl; </text:span></text:p>
            <text:p text:style-name="P34"><text:span text:style-name="T37">Output (might be):</text:span><text:span text:style-name="T11"> </text:span><text:span text:style-name="T11"><text:line-break/></text:span><text:span text:style-name="T11">d is a Dog, c is a Cat</text:span></text:p>
            <text:p text:style-name="P10"><text:span text:style-name="T11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7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: typeid operato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7" presentation:style-name="pr6" draw:text-style-name="P11" draw:layer="layout" svg:width="23.706cm" svg:height="15.874cm" svg:x="0.847cm" svg:y="2.54cm" presentation:class="outline" presentation:user-transformed="true">
          <draw:text-box>
            <text:list text:style-name="L11">
              <text:list-item>
                <text:p text:style-name="P32"><text:span text:style-name="T26"><text:s/></text:span><text:span text:style-name="T26">Obtains info about an object/expression</text:span></text:p>
              </text:list-item>
            </text:list>
            <text:p text:style-name="P33"><text:span text:style-name="T26">usage: </text:span><text:span text:style-name="T7">typeid</text:span><text:span text:style-name="T26">( obj ) <text:s text:c="3"/>(like “</text:span><text:span text:style-name="T7">sizeof</text:span><text:span text:style-name="T26">”)</text:span></text:p>
            <text:p text:style-name="P24"><text:span text:style-name="T37">Example:</text:span><text:span text:style-name="T38"><text:line-break/></text:span><text:span text:style-name="T21">Dog d; </text:span><text:span text:style-name="T21"><text:line-break/></text:span><text:span text:style-name="T21">Cat c; </text:span><text:span text:style-name="T21"><text:line-break/></text:span><text:span text:style-name="T21">cout &lt;&lt; <text:s text:c="2"/></text:span><text:span text:style-name="T39">"d is a "</text:span><text:span text:style-name="T21"> &lt;&lt; </text:span><text:span text:style-name="T7">typeid</text:span><text:span text:style-name="T21">(d).name() </text:span></text:p>
            <text:p text:style-name="P24"><text:span text:style-name="T21"><text:s text:c="5"/></text:span><text:span text:style-name="T21">&lt;&lt; </text:span><text:span text:style-name="T39">", c is a "</text:span><text:span text:style-name="T21"> &lt;&lt; </text:span><text:span text:style-name="T7">typeid</text:span><text:span text:style-name="T21">(c).name() <text:s text:c="3"/></text:span></text:p>
            <text:p text:style-name="P24"><text:span text:style-name="T21"><text:s text:c="5"/></text:span><text:span text:style-name="T21">&lt;&lt;endl; </text:span></text:p>
            <text:p text:style-name="P34"><text:span text:style-name="T37">Output </text:span><text:span text:style-name="T40">(becase it does not have to be the name of </text:span><text:span text:style-name="T40">the type that the programmer used, it might also be)</text:span><text:span text:style-name="T37">:</text:span><text:span text:style-name="T11"><text:line-break/></text:span><text:span text:style-name="T11">d is a 3Dog, c is a 3Cat</text:span></text:p>
            <text:p text:style-name="P10"><text:span text:style-name="T11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212cm" svg:height="10.659cm" svg:x="2.753cm" svg:y="2.16cm" draw:page-number="18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RTTI </text:span><text:span text:style-name="T41">misus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מציין מיקום תוכן 8" presentation:style-name="pr8" draw:text-style-name="P11" draw:layer="layout" svg:width="23.706cm" svg:height="15.874cm" svg:x="0.847cm" svg:y="2.54cm" presentation:class="outline" presentation:user-transformed="true">
          <draw:text-box>
            <text:p text:style-name="P31"><text:span text:style-name="T42">void</text:span><text:span text:style-name="T43"> rotate( shape </text:span><text:span text:style-name="T42">const</text:span><text:span text:style-name="T43">&amp; s ) </text:span><text:span text:style-name="T43"><text:line-break/></text:span><text:span text:style-name="T43">{ </text:span><text:span text:style-name="T43"><text:line-break/></text:span><text:span text:style-name="T43">   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Circle) ) </text:span><text:span text:style-name="T43"><text:line-break/></text:span><text:span text:style-name="T43">   </text:span><text:span text:style-name="T44">//do nothing </text:span><text:span text:style-name="T44"><text:line-break/></text:span><text:span text:style-name="T42">else</text:span><text:span text:style-name="T43"> 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Triangle) ) </text:span><text:span text:style-name="T43"><text:line-break/></text:span><text:span text:style-name="T43">   </text:span><text:span text:style-name="T44">//rotate Triangle </text:span><text:span text:style-name="T44"><text:line-break/></text:span><text:span text:style-name="T42">else</text:span><text:span text:style-name="T43"> </text:span><text:span text:style-name="T42">if</text:span><text:span text:style-name="T43"> (</text:span><text:span text:style-name="T42">typeid</text:span><text:span text:style-name="T43">(s) == </text:span><text:span text:style-name="T42">typeid</text:span><text:span text:style-name="T43">(Rectangle) ) </text:span><text:span text:style-name="T43"><text:line-break/></text:span><text:span text:style-name="T43">   </text:span><text:span text:style-name="T44">//rotate Rectangle </text:span><text:span text:style-name="T44"><text:line-break/></text:span><text:span text:style-name="T43">} </text:span><text:span text:style-name="T43"><text:line-break/></text:span><text:span text:style-name="T43"/></text:p>
            <text:p text:style-name="P31"><text:span text:style-name="T43"><text:line-break/></text:span><text:span text:style-name="T43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6" draw:text-style-name="P20" xml:id="id1" draw:id="id1" draw:layer="layout" svg:width="24.028cm" svg:height="4.519cm" svg:x="0.816cm" svg:y="13.736cm">
          <text:list text:style-name="L12">
            <text:list-item>
              <text:p text:style-name="P35"><text:span text:style-name="T45">Use virtual functions (i.e. polymorphism) when you can !</text:span></text:p>
            </text:list-item>
            <text:list-item>
              <text:p text:style-name="P35"><text:span text:style-name="T45">Misuse of RT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212cm" svg:height="10.659cm" svg:x="2.753cm" svg:y="2.16cm" draw:page-number="19" presentation:class="page"/>
          <draw:frame presentation:style-name="pr9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5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olymorphism vs. Templates</text:span></text:p>
          </draw:text-box>
        </draw:frame>
        <presentation:notes draw:style-name="dp3">
          <office:forms form:automatic-focus="false" form:apply-design-mode="false"/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12" draw:text-style-name="P21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3" draw:text-style-name="P23" draw:layer="layout" svg:width="8.545cm" svg:height="1.419cm" svg:x="11.174cm" svg:y="27.01cm" presentation:class="page-number" presentation:user-transformed="true">
            <draw:text-box>
              <text:p text:style-name="P22"><text:span text:style-name="T18"><text:page-number>&lt;number&gt;</text:page-number></text:span></text:p>
            </draw:text-box>
          </draw:frame>
        </presentation:notes>
      </draw:page>
      <draw:page draw:name="Polymorphism vs. Templates" draw:style-name="dp5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3">Polymorphism vs. Template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Rectangle 3" presentation:style-name="pr8" draw:text-style-name="P11" draw:layer="layout" svg:width="24.129cm" svg:height="15.662cm" svg:x="0.635cm" svg:y="2.752cm" presentation:class="outline" presentation:user-transformed="true">
          <draw:text-box>
            <text:p text:style-name="P9"><text:span text:style-name="T26"/></text:p>
            <text:list text:style-name="L13">
              <text:list-item>
                <text:p text:style-name="P9"><text:span text:style-name="T26">Templates compilation time is much longer </text:span><text:span text:style-name="T26">than using inheritance.</text:span></text:p>
              </text:list-item>
              <text:list-item>
                <text:p text:style-name="P9"><text:span text:style-name="T26">Using templates enlarge the code size.</text:span></text:p>
              </text:list-item>
              <text:list-item>
                <text:p text:style-name="P9"><text:span text:style-name="T26">Compilation errors can be very confusing.</text:span></text:p>
              </text:list-item>
            </text:list>
            <text:p text:style-name="P9"><text:span text:style-name="T26"/></text:p>
            <text:list text:continue-numbering="true" text:style-name="L13">
              <text:list-item>
                <text:p text:style-name="P9"><text:span text:style-name="T26">Templates running time is much faster than </text:span><text:span text:style-name="T26">using inheritance.</text:span></text:p>
              </text:list-item>
              <text:list-item>
                <text:p text:style-name="P9"><text:span text:style-name="T26">Combined with inlining, templates can </text:span><text:span text:style-name="T26">reduce runtime overhead to zero.</text:span></text:p>
              </text:list-item>
            </text:list>
            <text:p text:style-name="P9"><text:span text:style-name="T26"/></text:p>
            <text:p text:style-name="P9"><text:span text:style-name="T2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2" svg:font-family="Consolas"/>
    <style:font-face style:name="Arial4" svg:font-family="Arial" style:font-family-generic="modern"/>
    <style:font-face style:name="Consolas" svg:font-family="Consolas" style:font-family-generic="modern"/>
    <style:font-face style:name="Consolas1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Arial6" svg:font-family="Arial" style:font-family-generic="modern" style:font-pitch="variable"/>
    <style:font-face style:name="Consolas4" svg:font-family="Consolas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office:forms form:automatic-focus="false" form:apply-design-mode="false"/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office:forms form:automatic-focus="false" form:apply-design-mode="false"/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5-01">1/5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42</meta:editing-cycles>
    <meta:print-date>1999-11-04T13:06:28</meta:print-date>
    <meta:creation-date>1999-10-10T10:49:40</meta:creation-date>
    <dc:date>2018-05-01T08:49:14.339294124</dc:date>
    <meta:editing-duration>P28DT9H22M30S</meta:editing-duration>
    <meta:generator>LibreOffice/5.1.6.2$Linux_X86_64 LibreOffice_project/10m0$Build-2</meta:generator>
    <meta:document-statistic meta:object-count="188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